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b93af4" officeooo:paragraph-rsid="00b93af4" style:font-weight-asian="bold" style:font-weight-complex="bold"/>
    </style:style>
    <style:style style:name="P2" style:family="paragraph" style:parent-style-name="Standard">
      <style:text-properties fo:font-weight="bold" officeooo:rsid="00a483a2" officeooo:paragraph-rsid="00a483a2" style:font-weight-asian="bold" style:font-weight-complex="bold"/>
    </style:style>
    <style:style style:name="P3" style:family="paragraph" style:parent-style-name="Standard">
      <style:text-properties fo:font-weight="normal" officeooo:rsid="00a81c6a" officeooo:paragraph-rsid="00a483a2" style:font-weight-asian="normal" style:font-weight-complex="normal"/>
    </style:style>
    <style:style style:name="P4" style:family="paragraph" style:parent-style-name="Standard">
      <style:text-properties fo:font-weight="normal" officeooo:rsid="00ba5c4f" officeooo:paragraph-rsid="00ba5c4f" style:font-weight-asian="normal" style:font-weight-complex="normal"/>
    </style:style>
    <style:style style:name="P5" style:family="paragraph" style:parent-style-name="Standard">
      <style:text-properties fo:font-weight="normal" officeooo:rsid="00ba9bc2" officeooo:paragraph-rsid="00ba9bc2" style:font-weight-asian="normal" style:font-weight-complex="normal"/>
    </style:style>
    <style:style style:name="P6" style:family="paragraph" style:parent-style-name="Standard">
      <style:text-properties fo:font-weight="normal" officeooo:rsid="00bab156" officeooo:paragraph-rsid="00bab156" style:font-weight-asian="normal" style:font-weight-complex="normal"/>
    </style:style>
    <style:style style:name="P7" style:family="paragraph" style:parent-style-name="Standard">
      <style:text-properties fo:font-weight="normal" officeooo:rsid="00bc8fef" officeooo:paragraph-rsid="00be3311" style:font-weight-asian="normal" style:font-weight-complex="normal"/>
    </style:style>
    <style:style style:name="P8" style:family="paragraph" style:parent-style-name="Preformatted_20_Text">
      <style:text-properties fo:font-variant="normal" fo:text-transform="none" fo:color="#000000" fo:letter-spacing="normal" officeooo:paragraph-rsid="00ba9bc2"/>
    </style:style>
    <style:style style:name="T1" style:family="text">
      <style:text-properties fo:font-size="9.75pt" fo:font-style="normal" fo:font-weight="normal"/>
    </style:style>
    <style:style style:name="T2" style:family="text">
      <style:text-properties fo:font-size="9.75pt" fo:font-style="normal" fo:font-weight="normal" officeooo:rsid="00ba9bc2" style:font-weight-asian="normal" style:font-weight-complex="normal"/>
    </style:style>
    <style:style style:name="T3" style:family="text">
      <style:text-properties officeooo:rsid="00bab156"/>
    </style:style>
    <style:style style:name="T4" style:family="text">
      <style:text-properties officeooo:rsid="00bc04ee"/>
    </style:style>
    <style:style style:name="T5" style:family="text">
      <style:text-properties officeooo:rsid="00bc8fef"/>
    </style:style>
    <style:style style:name="T6" style:family="text">
      <style:text-properties officeooo:rsid="00be3311"/>
    </style:style>
    <style:style style:name="T7" style:family="text">
      <style:text-properties officeooo:rsid="00bef2e9"/>
    </style:style>
    <style:style style:name="T8" style:family="text">
      <style:text-properties officeooo:rsid="00c07848"/>
    </style:style>
    <style:style style:name="T9" style:family="text">
      <style:text-properties officeooo:rsid="00c08f07"/>
    </style:style>
    <style:style style:name="T10" style:family="text">
      <style:text-properties officeooo:rsid="00c13cbb"/>
    </style:style>
    <style:style style:name="T11" style:family="text">
      <style:text-properties officeooo:rsid="00c3c535"/>
    </style:style>
    <style:style style:name="T12" style:family="text">
      <style:text-properties officeooo:rsid="00c4b3cd"/>
    </style:style>
    <style:style style:name="T13" style:family="text">
      <style:text-properties officeooo:rsid="00c56d51"/>
    </style:style>
    <style:style style:name="T14" style:family="text">
      <style:text-properties officeooo:rsid="00c715e7"/>
    </style:style>
    <style:style style:name="T15" style:family="text">
      <style:text-properties officeooo:rsid="00c8a542"/>
    </style:style>
    <style:style style:name="T16" style:family="text">
      <style:text-properties officeooo:rsid="00ca5f4f"/>
    </style:style>
    <style:style style:name="T17" style:family="text">
      <style:text-properties officeooo:rsid="00ca8471"/>
    </style:style>
    <style:style style:name="T18" style:family="text">
      <style:text-properties officeooo:rsid="00caff99"/>
    </style:style>
    <style:style style:name="T19" style:family="text">
      <style:text-properties officeooo:rsid="00cb6767"/>
    </style:style>
    <style:style style:name="T20" style:family="text">
      <style:text-properties officeooo:rsid="00ccc76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3">Some </text:span>TLS <text:span text:style-name="T10">ambiguitie</text:span>s</text:p>
      <text:p text:style-name="P2"/>
      <text:p text:style-name="P2"/>
      <text:p text:style-name="P4">The specification of TLS1.3 often fails to make it entirely clear what a client is supposed to do in response to information received <text:span text:style-name="T14">(or not received) </text:span>from the server during a protocol run.</text:p>
      <text:p text:style-name="P4"/>
      <text:p text:style-name="P5">Take for example the Server Name extension. Here the client explicitly makes clear to the server which specific URL it wants to connect with. This is clearly a good idea, particularly as some servers may be maintaining Web page<text:span text:style-name="T7">s</text:span> for more than one URL.</text:p>
      <text:p text:style-name="P5"/>
      <text:p text:style-name="P5">This is all handled by RFC6066 which states -</text:p>
      <text:p text:style-name="P5"/>
      <text:p text:style-name="P8"><text:span text:style-name="T2">A server that receives a client hello containing the "server_name" </text:span><text:span text:style-name="T1">extension MAY use the information contained in the extension to guide its selection of an appropriate certificate to return to the client, and/or other aspects of security policy. <text:s/>In this event, the server SHALL include an extension of type "server_name" in the (extended) server hello.</text:span></text:p>
      <text:p text:style-name="P5"/>
      <text:p text:style-name="P5">What this means is that the server <text:span text:style-name="T6">MAY</text:span> <text:span text:style-name="T19">respond</text:span> to the client (in the “encrypted extensions” of its Server Hello) <text:span text:style-name="T19">with </text:span>an empty extension of type “server name”. <text:span text:style-name="T19">This acts as a kind of acknowledgement to the original client request. </text:span><text:span text:style-name="T6">Or </text:span><text:span text:style-name="T19">the server</text:span><text:span text:style-name="T6"> may not </text:span><text:span text:style-name="T19">respond at all </text:span><text:span text:style-name="T6">– either </text:span><text:span text:style-name="T19">reaction </text:span><text:span text:style-name="T6">is entirely legitimate.</text:span></text:p>
      <text:p text:style-name="P5"/>
      <text:p text:style-name="P5">But what is left hanging is how is the client supposed to respond to either the reception or non-reception of such an extension? A<text:span text:style-name="T3">s</text:span> I don’t know what to do with this information, I <text:span text:style-name="T3">currently </text:span>simply ignore it. <text:span text:style-name="T3">But I would welcome suggestions.</text:span></text:p>
      <text:p text:style-name="P5"/>
      <text:p text:style-name="P6">Another extension along the same lines is the Application Layer Protocol Negotiation (ALPN) extension <text:span text:style-name="T4">(RFC7301)</text:span>. This is sent by the client to the server to indicate which communications protocol it is hoping to end up engaged in, <text:span text:style-name="T17">on the current TCP/IP port</text:span>, after the TLS handshake has completed. The most common such protocol is of course HTTP/<text:span text:style-name="T18">1.1</text:span>, <text:span text:style-name="T16">but many others are possible, see</text:span></text:p>
      <text:p text:style-name="P6"/>
      <text:p text:style-name="P6"><text:a xlink:type="simple" xlink:href="https://www.iana.org/assignments/tls-extensiontype-values/tls-extensiontype-values.xhtml#alpn-protocol-ids" text:style-name="Internet_20_link" text:visited-style-name="Visited_20_Internet_20_Link">https://www.iana.org/assignments/tls-extensiontype-values/tls-extensiontype-values.xhtml#alpn-protocol-ids</text:a> </text:p>
      <text:p text:style-name="P6"/>
      <text:p text:style-name="P6">Again the <text:span text:style-name="T9">server</text:span> is supposed to respond, typically by echoing back that which the client sent. This acts as a kind of acknowledgement by the server that “I hear<text:span text:style-name="T12">d</text:span> you”. But what to do if no such acknowledgement w<text:span text:style-name="T5">ere</text:span> received? Could be that the server simply ignored <text:span text:style-name="T9">m</text:span>y ALPN request, or that it doesn’t implement the ALPN extension. But still I need to know what to do. Should I hang-up? Should I just hope that the server on its side has done what is necessary to ensure that I do end up in a <text:span text:style-name="T20">secure </text:span>HTTP session? At the moment I just print a warning to the terminal window <text:span text:style-name="T20">if no acknowledgment is received</text:span>, but of course in the real world no such window is open, and anyhow issuing a warning just pushes the indecision up t<text:span text:style-name="T11">he stack</text:span>.</text:p>
      <text:p text:style-name="P6"/>
      <text:p text:style-name="P7">Does any of this matter? Well yes, apparently it does – <text:span text:style-name="T6">see </text:span><text:a xlink:type="simple" xlink:href="https://alpaca-attack.com/" text:style-name="Internet_20_link" text:visited-style-name="Visited_20_Internet_20_Link"><text:span text:style-name="T6">https://alpaca-attack.com/</text:span></text:a></text:p>
      <text:p text:style-name="P7"/>
      <text:p text:style-name="P7"><text:span text:style-name="T6">The good news (for me) is that</text:span> <text:span text:style-name="T6">it is mainly the server’s responsibility to respond to these extensions, and it is just the clients responsibility to make sure that they are present in the initial Client Hello, </text:span><text:span text:style-name="T20">(</text:span><text:span text:style-name="T6">and </text:span><text:span text:style-name="T15">largely </text:span><text:span text:style-name="T6">ignore the presence or otherwise of a server acknowledgement</text:span><text:span text:style-name="T20">)</text:span><text:span text:style-name="T6">. So I must just hope that the server will do the right thing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1T13:37:15.738000000</meta:creation-date>
    <dc:date>2021-06-14T10:19:03.510000000</dc:date>
    <meta:editing-duration>P2DT23H5M</meta:editing-duration>
    <meta:editing-cycles>109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12" meta:word-count="515" meta:character-count="3065" meta:non-whitespace-character-count="2558"/>
  </office:meta>
</office:document-meta>
</file>